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528in"/>
    </style:style>
    <style:style style:name="Table1.B" style:family="table-column">
      <style:table-column-properties style:column-width="1.916in"/>
    </style:style>
    <style:style style:name="Table1.C" style:family="table-column">
      <style:table-column-properties style:column-width="1.2458in"/>
    </style:style>
    <style:style style:name="Table1.D" style:family="table-column">
      <style:table-column-properties style:column-width="2.710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in" fo:margin-bottom="0in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Heading_20_3">
      <style:paragraph-properties fo:text-align="center" style:justify-single-word="false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span text:style-name="Strong_20_Emphasis"><text:span text:style-name="T1">Label Encoding &amp; One-Hot Encoding</text:span></text:span></text:h>
      <text:p text:style-name="Standard"/>
      <text:h text:style-name="Heading_20_3" text:outline-level="3"><text:span text:style-name="Strong_20_Emphasis">Label Encoding</text:span></text:h>
      <text:list xml:id="list1053566318765047839" text:style-name="L1">
        <text:list-item>
          <text:p text:style-name="P7"><text:span text:style-name="Strong_20_Emphasis">What It Does</text:span>: Label encoding assigns a unique number to each category in a feature.</text:p>
          <text:list>
            <text:list-item>
              <text:p text:style-name="P7">For example, if we have a "Color" feature with categories ["Red", "Blue", "Green"], label encoding might map these to:</text:p>
              <text:list>
                <text:list-item>
                  <text:p text:style-name="P7">Red = 0</text:p>
                </text:list-item>
                <text:list-item>
                  <text:p text:style-name="P7">Blue = 1</text:p>
                </text:list-item>
                <text:list-item>
                  <text:p text:style-name="P7">Green = 2</text:p>
                </text:list-item>
              </text:list>
            </text:list-item>
          </text:list>
        </text:list-item>
        <text:list-item>
          <text:p text:style-name="P7"><text:span text:style-name="Strong_20_Emphasis">When to Use</text:span>: Label encoding works well for <text:span text:style-name="Strong_20_Emphasis">ordinal data</text:span>, where the categories have a natural order (like "Low," "Medium," "High").</text:p>
        </text:list-item>
        <text:list-item>
          <text:p text:style-name="P1"><text:span text:style-name="Strong_20_Emphasis">Dimensionality</text:span>: Label encoding <text:span text:style-name="Strong_20_Emphasis">does not increase dimensionality</text:span>; it just replaces each category with a number in the same single column.</text:p>
        </text:list-item>
      </text:list>
      <text:p text:style-name="Horizontal_20_Line"/>
      <text:h text:style-name="Heading_20_3" text:outline-level="3"><text:span text:style-name="Strong_20_Emphasis">One-Hot Encoding</text:span></text:h>
      <text:list xml:id="list4459988680850011155" text:style-name="L2">
        <text:list-item>
          <text:p text:style-name="P8"><text:span text:style-name="Strong_20_Emphasis">What It Does</text:span>: One-hot encoding creates a new binary column (0 or 1) for each category in the feature.</text:p>
          <text:list>
            <text:list-item>
              <text:p text:style-name="P8">For example, if we have a "Color" feature with ["Red", "Blue", "Green"], one-hot encoding creates three new columns:</text:p>
              <text:list>
                <text:list-item>
                  <text:p text:style-name="P8">"Color_Red" (1 if the color is Red, 0 otherwise)</text:p>
                </text:list-item>
                <text:list-item>
                  <text:p text:style-name="P8">"Color_Blue" (1 if the color is Blue, 0 otherwise)</text:p>
                </text:list-item>
                <text:list-item>
                  <text:p text:style-name="P8">"Color_Green" (1 if the color is Green, 0 otherwise)</text:p>
                </text:list-item>
              </text:list>
            </text:list-item>
          </text:list>
        </text:list-item>
        <text:list-item>
          <text:p text:style-name="P8"><text:span text:style-name="Strong_20_Emphasis">When to Use</text:span>: One-hot encoding is best for <text:span text:style-name="Strong_20_Emphasis">nominal data</text:span>, where categories don’t have an inherent order (like color, country names, etc.).</text:p>
        </text:list-item>
        <text:list-item>
          <text:p text:style-name="P2"><text:span text:style-name="Strong_20_Emphasis">Dimensionality</text:span>: One-hot encoding <text:span text:style-name="Strong_20_Emphasis">increases dimensionality</text:span> because it creates a new column for each category. For example, a column with 5 unique categories becomes 5 new columns.</text:p>
        </text:list-item>
      </text:list>
      <text:p text:style-name="Horizontal_20_Line"/>
      <text:h text:style-name="Heading_20_3" text:outline-level="3">Summary of Differenc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Encoding Metho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Best For</text:p>
            </table:table-cell>
            <table:table-cell table:style-name="Table1.A1" office:value-type="string">
              <text:p text:style-name="Table_20_Heading">Dimensionality Impac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abel Encoding</text:span></text:p>
          </table:table-cell>
          <table:table-cell table:style-name="Table1.A1" office:value-type="string">
            <text:p text:style-name="Table_20_Contents">Maps each category to a unique number</text:p>
          </table:table-cell>
          <table:table-cell table:style-name="Table1.A1" office:value-type="string">
            <text:p text:style-name="Table_20_Contents">Ordinal data (ordered)</text:p>
          </table:table-cell>
          <table:table-cell table:style-name="Table1.A1" office:value-type="string">
            <text:p text:style-name="Table_20_Contents">Does <text:span text:style-name="Strong_20_Emphasis">not</text:span> increase dimensional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ne-Hot Encoding</text:span></text:p>
          </table:table-cell>
          <table:table-cell table:style-name="Table1.A1" office:value-type="string">
            <text:p text:style-name="Table_20_Contents">Creates a new binary column for each category</text:p>
          </table:table-cell>
          <table:table-cell table:style-name="Table1.A1" office:value-type="string">
            <text:p text:style-name="Table_20_Contents">Nominal data (unordered)</text:p>
          </table:table-cell>
          <table:table-cell table:style-name="Table1.A1" office:value-type="string">
            <text:p text:style-name="Table_20_Contents"><text:span text:style-name="Strong_20_Emphasis">Increases dimensionality</text:span> significantly if there are many categories</text:p>
          </table:table-cell>
        </table:table-row>
      </table:table>
      <text:p text:style-name="Horizontal_20_Line"/>
      <text:h text:style-name="Heading_20_3" text:outline-level="3"><text:soft-page-break/>In Simple Terms</text:h>
      <text:list xml:id="list1347817835150846455" text:style-name="L3">
        <text:list-item>
          <text:p text:style-name="P9"><text:span text:style-name="Strong_20_Emphasis">Label encoding</text:span> is like replacing each category with a unique number in a single column, so it’s quick and keeps things simple.</text:p>
        </text:list-item>
        <text:list-item>
          <text:p text:style-name="P3"><text:span text:style-name="Strong_20_Emphasis">One-hot encoding</text:span> creates a separate column for each category, which helps the model understand categories better but also increases the number of columns, adding to dimensionality.</text:p>
        </text:list-item>
      </text:list>
      <text:p text:style-name="Text_20_body">Use <text:span text:style-name="Strong_20_Emphasis">label encoding</text:span> when categories have a natural order, and <text:span text:style-name="Strong_20_Emphasis">one-hot encoding</text:span> when they don’t, especially if you need to help the model interpret the categories more clearly.</text:p>
      <text:p text:style-name="Standard"/>
      <text:p text:style-name="Standard"/>
      <text:p text:style-name="Text_20_body">Here's a simple guide:</text:p>
      <text:list xml:id="list4354909715750026879" text:style-name="L4">
        <text:list-item>
          <text:p text:style-name="P4"><text:span text:style-name="Strong_20_Emphasis">Use Label Encoding</text:span> when your categories have a <text:span text:style-name="Strong_20_Emphasis">natural order</text:span> or ranking (like "Low," "Medium," "High"). It keeps things simple and doesn’t add extra columns.</text:p>
        </text:list-item>
        <text:list-item>
          <text:p text:style-name="P4"><text:span text:style-name="Strong_20_Emphasis">Use One-Hot Encoding</text:span> when your categories have <text:span text:style-name="Strong_20_Emphasis">no order</text:span> (like "Red," "Blue," "Green" for colors). This helps the model understand each category better by giving each one its own column.</text:p>
        </text:list-item>
      </text:list>
      <text:p text:style-name="Text_20_body">In short:</text:p>
      <text:list xml:id="list3064218131782736838" text:style-name="L5">
        <text:list-item>
          <text:p text:style-name="P10"><text:span text:style-name="Strong_20_Emphasis">Label Encoding</text:span> = ordered categories.</text:p>
        </text:list-item>
        <text:list-item>
          <text:p text:style-name="P5"><text:span text:style-name="Strong_20_Emphasis">One-Hot Encoding</text:span> = unordered categories.</text:p>
        </text:list-item>
      </text:list>
      <text:p text:style-name="P6">4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0T04:33:37.79</meta:creation-date>
    <dc:date>2024-11-10T05:23:05.28</dc:date>
    <dc:creator>Akram MTir</dc:creator>
    <meta:editing-duration>PT34M16S</meta:editing-duration>
    <meta:editing-cycles>3</meta:editing-cycles>
    <meta:generator>OpenOffice/4.1.11$Win32 OpenOffice.org_project/4111m1$Build-9808</meta:generator>
    <meta:document-statistic meta:table-count="1" meta:image-count="0" meta:object-count="0" meta:page-count="2" meta:paragraph-count="41" meta:word-count="423" meta:character-count="2535"/>
  </office:meta>
</office:document-meta>
</file>